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257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9.985cm"/>
    </style:style>
    <style:style style:name="co4" style:family="table-column">
      <style:table-column-properties fo:break-before="auto" style:column-width="4.798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6.846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12.314cm"/>
    </style:style>
    <style:style style:name="co11" style:family="table-column">
      <style:table-column-properties fo:break-before="auto" style:column-width="3.5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987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Clase">
      <style:table-properties table:display="true" style:writing-mode="lr-tb"/>
    </style:style>
    <style:style style:name="ta2" style:family="table" style:master-page-name="PageStyle_5f_Boli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010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las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Cumpleaño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PADRE/Madre</text:p>
          </table:table-cell>
          <table:table-cell table:number-columns-repeated="3"/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Inicial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cas Simón, Marina</text:p>
          </table:table-cell>
          <table:table-cell table:style-name="ce5" office:value-type="date" office:date-value="2013-07-15" calcext:value-type="date">
            <text:p>41470</text:p>
          </table:table-cell>
          <table:table-cell table:style-name="ce2" office:value-type="string" calcext:value-type="string">
            <text:p>evasimonr@terra.es</text:p>
          </table:table-cell>
          <table:table-cell table:style-name="ce2"/>
          <table:table-cell table:formula="of:=FIND(&quot;,&quot;;[.A2];1)" office:value-type="float" office:value="12" calcext:value-type="float">
            <text:p/>
          </table:table-cell>
          <table:table-cell table:formula="of:=LEN([.A2])" office:value-type="float" office:value="19" calcext:value-type="float">
            <text:p/>
          </table:table-cell>
          <table:table-cell table:formula="of:=RIGHT([.A2];[.F2]-[.E2])" office:value-type="string" office:string-value=" Marina" calcext:value-type="string">
            <text:p><text:s/>Marina</text:p>
          </table:table-cell>
          <table:table-cell table:style-name="ce8" office:value-type="string" calcext:value-type="string">
            <text:p><text:s/>Marina</text:p>
          </table:table-cell>
          <table:table-cell table:style-name="ce8" office:value-type="string" calcext:value-type="string">
            <text:p>MA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reñosa Téllez, Natalia</text:p>
          </table:table-cell>
          <table:table-cell table:style-name="ce5" office:value-type="date" office:date-value="2013-12-08" calcext:value-type="date">
            <text:p>41616</text:p>
          </table:table-cell>
          <table:table-cell table:style-name="ce2" office:value-type="string" calcext:value-type="string">
            <text:p>0809etc@gmail.com</text:p>
          </table:table-cell>
          <table:table-cell table:style-name="ce2" office:value-type="string" calcext:value-type="string">
            <text:p>Eva</text:p>
          </table:table-cell>
          <table:table-cell table:formula="of:=FIND(&quot;,&quot;;[.A3];1)" office:value-type="float" office:value="15" calcext:value-type="float">
            <text:p/>
          </table:table-cell>
          <table:table-cell table:formula="of:=LEN([.A3])" office:value-type="float" office:value="23" calcext:value-type="float">
            <text:p/>
          </table:table-cell>
          <table:table-cell table:formula="of:=RIGHT([.A3];[.F3]-[.E3])" office:value-type="string" office:string-value=" Natalia" calcext:value-type="string">
            <text:p><text:s/>Natalia</text:p>
          </table:table-cell>
          <table:table-cell table:style-name="ce8" office:value-type="string" calcext:value-type="string">
            <text:p><text:s/>Natalia</text:p>
          </table:table-cell>
          <table:table-cell table:style-name="ce8" office:value-type="string" calcext:value-type="string">
            <text:p>NB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e Jorge Momis, Lucas</text:p>
          </table:table-cell>
          <table:table-cell table:style-name="ce2" table:number-columns-repeated="3"/>
          <table:table-cell table:formula="of:=FIND(&quot;,&quot;;[.A4];1)" office:value-type="float" office:value="15" calcext:value-type="float">
            <text:p/>
          </table:table-cell>
          <table:table-cell table:formula="of:=LEN([.A4])" office:value-type="float" office:value="21" calcext:value-type="float">
            <text:p/>
          </table:table-cell>
          <table:table-cell table:formula="of:=RIGHT([.A4];[.F4]-[.E4])" office:value-type="string" office:string-value=" Lucas" calcext:value-type="string">
            <text:p><text:s/>Lucas</text:p>
          </table:table-cell>
          <table:table-cell table:style-name="ce8" office:value-type="string" calcext:value-type="string">
            <text:p><text:s/>Lucas</text:p>
          </table:table-cell>
          <table:table-cell table:style-name="ce8" office:value-type="string" calcext:value-type="string">
            <text:p>LJ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e Lago Cáceres, Pablo</text:p>
          </table:table-cell>
          <table:table-cell table:style-name="ce5" office:value-type="date" office:date-value="2013-09-25" calcext:value-type="date">
            <text:p>41542</text:p>
          </table:table-cell>
          <table:table-cell table:style-name="ce2" office:value-type="string" calcext:value-type="string">
            <text:p>anuskkki@yahoo.es</text:p>
          </table:table-cell>
          <table:table-cell table:style-name="ce2" office:value-type="string" calcext:value-type="string">
            <text:p>Ana</text:p>
          </table:table-cell>
          <table:table-cell table:formula="of:=FIND(&quot;,&quot;;[.A5];1)" office:value-type="float" office:value="16" calcext:value-type="float">
            <text:p/>
          </table:table-cell>
          <table:table-cell table:formula="of:=LEN([.A5])" office:value-type="float" office:value="22" calcext:value-type="float">
            <text:p/>
          </table:table-cell>
          <table:table-cell table:formula="of:=RIGHT([.A5];[.F5]-[.E5])" office:value-type="string" office:string-value=" Pablo" calcext:value-type="string">
            <text:p><text:s/>Pablo</text:p>
          </table:table-cell>
          <table:table-cell table:style-name="ce8" office:value-type="string" calcext:value-type="string">
            <text:p><text:s/>Pablo</text:p>
          </table:table-cell>
          <table:table-cell table:style-name="ce8" office:value-type="string" calcext:value-type="string">
            <text:p>PLC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íaz-Pache Vírseda, Inés</text:p>
          </table:table-cell>
          <table:table-cell table:style-name="ce5" office:value-type="date" office:date-value="2013-08-14" calcext:value-type="date">
            <text:p>41500</text:p>
          </table:table-cell>
          <table:table-cell table:style-name="ce6" office:value-type="string" calcext:value-type="string">
            <text:p><text:a xlink:href="mailto:majevir@yahoo.es" xlink:type="simple">majevir@yahoo.es</text:a></text:p>
          </table:table-cell>
          <table:table-cell table:style-name="ce2" office:value-type="string" calcext:value-type="string">
            <text:p>Alfonso</text:p>
          </table:table-cell>
          <table:table-cell table:formula="of:=FIND(&quot;,&quot;;[.A6];1)" office:value-type="float" office:value="19" calcext:value-type="float">
            <text:p/>
          </table:table-cell>
          <table:table-cell table:formula="of:=LEN([.A6])" office:value-type="float" office:value="24" calcext:value-type="float">
            <text:p/>
          </table:table-cell>
          <table:table-cell table:formula="of:=RIGHT([.A6];[.F6]-[.E6])" office:value-type="string" office:string-value=" Inés" calcext:value-type="string">
            <text:p><text:s/>Inés</text:p>
          </table:table-cell>
          <table:table-cell table:style-name="ce8" office:value-type="string" calcext:value-type="string">
            <text:p><text:s/>Ines</text:p>
          </table:table-cell>
          <table:table-cell table:style-name="ce8" office:value-type="string" calcext:value-type="string">
            <text:p>IDV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nu Stefan, Diana Mihaela</text:p>
          </table:table-cell>
          <table:table-cell table:style-name="ce5" office:value-type="date" office:date-value="2013-03-13" calcext:value-type="date">
            <text:p>41346</text:p>
          </table:table-cell>
          <table:table-cell table:style-name="ce2" office:value-type="string" calcext:value-type="string">
            <text:p>dinusilviucortalin@yahoo.com</text:p>
          </table:table-cell>
          <table:table-cell table:style-name="ce2"/>
          <table:table-cell table:formula="of:=FIND(&quot;,&quot;;[.A7];1)" office:value-type="float" office:value="12" calcext:value-type="float">
            <text:p/>
          </table:table-cell>
          <table:table-cell table:formula="of:=LEN([.A7])" office:value-type="float" office:value="26" calcext:value-type="float">
            <text:p/>
          </table:table-cell>
          <table:table-cell table:formula="of:=RIGHT([.A7];[.F7]-[.E7])" office:value-type="string" office:string-value=" Diana Mihaela" calcext:value-type="string">
            <text:p><text:s/>Diana Mihaela</text:p>
          </table:table-cell>
          <table:table-cell table:style-name="ce8" office:value-type="string" calcext:value-type="string">
            <text:p><text:s/>Diana</text:p>
          </table:table-cell>
          <table:table-cell table:style-name="ce8" office:value-type="string" calcext:value-type="string">
            <text:p>DD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orado de Jesús, Vera</text:p>
          </table:table-cell>
          <table:table-cell table:style-name="ce2" table:number-columns-repeated="3"/>
          <table:table-cell table:formula="of:=FIND(&quot;,&quot;;[.A8];1)" office:value-type="float" office:value="16" calcext:value-type="float">
            <text:p/>
          </table:table-cell>
          <table:table-cell table:formula="of:=LEN([.A8])" office:value-type="float" office:value="21" calcext:value-type="float">
            <text:p/>
          </table:table-cell>
          <table:table-cell table:formula="of:=RIGHT([.A8];[.F8]-[.E8])" office:value-type="string" office:string-value=" Vera" calcext:value-type="string">
            <text:p><text:s/>Vera</text:p>
          </table:table-cell>
          <table:table-cell table:style-name="ce8" office:value-type="string" calcext:value-type="string">
            <text:p><text:s/>Vera</text:p>
          </table:table-cell>
          <table:table-cell table:style-name="ce8" office:value-type="string" calcext:value-type="string">
            <text:p>VDJ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tienne Morel, Jakeline Jazmín</text:p>
          </table:table-cell>
          <table:table-cell table:style-name="ce2" table:number-columns-repeated="3"/>
          <table:table-cell table:formula="of:=FIND(&quot;,&quot;;[.A9];1)" office:value-type="float" office:value="14" calcext:value-type="float">
            <text:p/>
          </table:table-cell>
          <table:table-cell table:formula="of:=LEN([.A9])" office:value-type="float" office:value="30" calcext:value-type="float">
            <text:p/>
          </table:table-cell>
          <table:table-cell table:formula="of:=RIGHT([.A9];[.F9]-[.E9])" office:value-type="string" office:string-value=" Jakeline Jazmín" calcext:value-type="string">
            <text:p><text:s/>Jakeline Jazmín</text:p>
          </table:table-cell>
          <table:table-cell table:style-name="ce8" office:value-type="string" calcext:value-type="string">
            <text:p><text:s/>Jazmin</text:p>
          </table:table-cell>
          <table:table-cell table:style-name="ce8" office:value-type="string" calcext:value-type="string">
            <text:p>JE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ernández Royuela, Javier</text:p>
          </table:table-cell>
          <table:table-cell table:style-name="ce2" table:number-columns-repeated="3"/>
          <table:table-cell table:formula="of:=FIND(&quot;,&quot;;[.A10];1)" office:value-type="float" office:value="18" calcext:value-type="float">
            <text:p/>
          </table:table-cell>
          <table:table-cell table:formula="of:=LEN([.A10])" office:value-type="float" office:value="25" calcext:value-type="float">
            <text:p/>
          </table:table-cell>
          <table:table-cell table:formula="of:=RIGHT([.A10];[.F10]-[.E10])" office:value-type="string" office:string-value=" Javier" calcext:value-type="string">
            <text:p><text:s/>Javier</text:p>
          </table:table-cell>
          <table:table-cell table:style-name="ce8" office:value-type="string" calcext:value-type="string">
            <text:p><text:s/>Javier</text:p>
          </table:table-cell>
          <table:table-cell table:style-name="ce8" office:value-type="string" calcext:value-type="string">
            <text:p>JF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allego Benavides, Pablo</text:p>
          </table:table-cell>
          <table:table-cell table:style-name="ce2" table:number-columns-repeated="3"/>
          <table:table-cell table:formula="of:=FIND(&quot;,&quot;;[.A11];1)" office:value-type="float" office:value="18" calcext:value-type="float">
            <text:p/>
          </table:table-cell>
          <table:table-cell table:formula="of:=LEN([.A11])" office:value-type="float" office:value="24" calcext:value-type="float">
            <text:p/>
          </table:table-cell>
          <table:table-cell table:formula="of:=RIGHT([.A11];[.F11]-[.E11])" office:value-type="string" office:string-value=" Pablo" calcext:value-type="string">
            <text:p><text:s/>Pablo</text:p>
          </table:table-cell>
          <table:table-cell table:style-name="ce8"/>
          <table:table-cell table:style-name="ce8" office:value-type="string" calcext:value-type="string">
            <text:p>PGB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onzález García, Marcos</text:p>
          </table:table-cell>
          <table:table-cell table:style-name="ce2" table:number-columns-repeated="3"/>
          <table:table-cell table:formula="of:=FIND(&quot;,&quot;;[.A12];1)" office:value-type="float" office:value="16" calcext:value-type="float">
            <text:p/>
          </table:table-cell>
          <table:table-cell table:formula="of:=LEN([.A12])" office:value-type="float" office:value="23" calcext:value-type="float">
            <text:p/>
          </table:table-cell>
          <table:table-cell table:formula="of:=RIGHT([.A12];[.F12]-[.E12])" office:value-type="string" office:string-value=" Marcos" calcext:value-type="string">
            <text:p><text:s/>Marcos</text:p>
          </table:table-cell>
          <table:table-cell table:style-name="ce8" office:value-type="string" calcext:value-type="string">
            <text:p><text:s/>Marcos</text:p>
          </table:table-cell>
          <table:table-cell table:style-name="ce8" office:value-type="string" calcext:value-type="string">
            <text:p>MGG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onzález Nombela, Javier</text:p>
          </table:table-cell>
          <table:table-cell table:style-name="ce5" office:value-type="date" office:date-value="2013-08-24" calcext:value-type="date">
            <text:p>41510</text:p>
          </table:table-cell>
          <table:table-cell table:style-name="ce2" office:value-type="string" calcext:value-type="string">
            <text:p>mmnombela@gmail.com</text:p>
          </table:table-cell>
          <table:table-cell table:style-name="ce2"/>
          <table:table-cell table:formula="of:=FIND(&quot;,&quot;;[.A13];1)" office:value-type="float" office:value="17" calcext:value-type="float">
            <text:p/>
          </table:table-cell>
          <table:table-cell table:formula="of:=LEN([.A13])" office:value-type="float" office:value="24" calcext:value-type="float">
            <text:p/>
          </table:table-cell>
          <table:table-cell table:formula="of:=RIGHT([.A13];[.F13]-[.E13])" office:value-type="string" office:string-value=" Javier" calcext:value-type="string">
            <text:p><text:s/>Javier</text:p>
          </table:table-cell>
          <table:table-cell table:style-name="ce8" office:value-type="string" calcext:value-type="string">
            <text:p><text:s/>Javier</text:p>
          </table:table-cell>
          <table:table-cell table:style-name="ce8" office:value-type="string" calcext:value-type="string">
            <text:p>JG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onzález –Fleita Iglesias, Olga</text:p>
          </table:table-cell>
          <table:table-cell table:style-name="ce5" office:value-type="date" office:date-value="2013-08-26" calcext:value-type="date">
            <text:p>41512</text:p>
          </table:table-cell>
          <table:table-cell table:style-name="ce2" office:value-type="string" calcext:value-type="string">
            <text:p>juncal_iglesias@hotmail.com</text:p>
          </table:table-cell>
          <table:table-cell table:style-name="ce2" office:value-type="string" calcext:value-type="string">
            <text:p>Juncal</text:p>
          </table:table-cell>
          <table:table-cell table:formula="of:=FIND(&quot;,&quot;;[.A14];1)" office:value-type="float" office:value="26" calcext:value-type="float">
            <text:p/>
          </table:table-cell>
          <table:table-cell table:formula="of:=LEN([.A14])" office:value-type="float" office:value="31" calcext:value-type="float">
            <text:p/>
          </table:table-cell>
          <table:table-cell table:formula="of:=RIGHT([.A14];[.F14]-[.E14])" office:value-type="string" office:string-value=" Olga" calcext:value-type="string">
            <text:p><text:s/>Olga</text:p>
          </table:table-cell>
          <table:table-cell table:style-name="ce8" office:value-type="string" calcext:value-type="string">
            <text:p><text:s/>Olga</text:p>
          </table:table-cell>
          <table:table-cell table:style-name="ce8" office:value-type="string" calcext:value-type="string">
            <text:p>OGI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artín Salgero, Gonzalo</text:p>
          </table:table-cell>
          <table:table-cell table:style-name="ce5" office:value-type="date" office:date-value="2013-04-28" calcext:value-type="date">
            <text:p>41392</text:p>
          </table:table-cell>
          <table:table-cell table:style-name="ce2" office:value-type="string" calcext:value-type="string">
            <text:p>faustisalguero@hotmail.com</text:p>
          </table:table-cell>
          <table:table-cell table:style-name="ce2" office:value-type="string" calcext:value-type="string">
            <text:p>Fausti</text:p>
          </table:table-cell>
          <table:table-cell table:formula="of:=FIND(&quot;,&quot;;[.A15];1)" office:value-type="float" office:value="15" calcext:value-type="float">
            <text:p/>
          </table:table-cell>
          <table:table-cell table:formula="of:=LEN([.A15])" office:value-type="float" office:value="23" calcext:value-type="float">
            <text:p/>
          </table:table-cell>
          <table:table-cell table:formula="of:=RIGHT([.A15];[.F15]-[.E15])" office:value-type="string" office:string-value=" Gonzalo" calcext:value-type="string">
            <text:p><text:s/>Gonzalo</text:p>
          </table:table-cell>
          <table:table-cell table:style-name="ce8" office:value-type="string" calcext:value-type="string">
            <text:p><text:s/>Gonzalo</text:p>
          </table:table-cell>
          <table:table-cell table:style-name="ce8" office:value-type="string" calcext:value-type="string">
            <text:p>GM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oya Mateos, Diego</text:p>
          </table:table-cell>
          <table:table-cell table:style-name="ce5" office:value-type="date" office:date-value="2013-04-09" calcext:value-type="date">
            <text:p>41373</text:p>
          </table:table-cell>
          <table:table-cell table:style-name="ce2" office:value-type="string" calcext:value-type="string">
            <text:p>miri_mateos@hotmail.com</text:p>
          </table:table-cell>
          <table:table-cell table:style-name="ce2" office:value-type="string" calcext:value-type="string">
            <text:p>Miriam</text:p>
          </table:table-cell>
          <table:table-cell table:formula="of:=FIND(&quot;,&quot;;[.A16];1)" office:value-type="float" office:value="12" calcext:value-type="float">
            <text:p/>
          </table:table-cell>
          <table:table-cell table:formula="of:=LEN([.A16])" office:value-type="float" office:value="18" calcext:value-type="float">
            <text:p/>
          </table:table-cell>
          <table:table-cell table:formula="of:=RIGHT([.A16];[.F16]-[.E16])" office:value-type="string" office:string-value=" Diego" calcext:value-type="string">
            <text:p><text:s/>Diego</text:p>
          </table:table-cell>
          <table:table-cell table:style-name="ce8" office:value-type="string" calcext:value-type="string">
            <text:p><text:s/>Diego</text:p>
          </table:table-cell>
          <table:table-cell table:style-name="ce8" office:value-type="string" calcext:value-type="string">
            <text:p>DM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ozo Mahillo, Carlos</text:p>
          </table:table-cell>
          <table:table-cell table:style-name="ce2"/>
          <table:table-cell table:style-name="ce2" office:value-type="string" calcext:value-type="string">
            <text:p>silviamahillo@hotmail.com</text:p>
          </table:table-cell>
          <table:table-cell table:style-name="ce2"/>
          <table:table-cell table:formula="of:=FIND(&quot;,&quot;;[.A17];1)" office:value-type="float" office:value="13" calcext:value-type="float">
            <text:p/>
          </table:table-cell>
          <table:table-cell table:formula="of:=LEN([.A17])" office:value-type="float" office:value="20" calcext:value-type="float">
            <text:p/>
          </table:table-cell>
          <table:table-cell table:formula="of:=RIGHT([.A17];[.F17]-[.E17])" office:value-type="string" office:string-value=" Carlos" calcext:value-type="string">
            <text:p><text:s/>Carlos</text:p>
          </table:table-cell>
          <table:table-cell table:style-name="ce8" office:value-type="string" calcext:value-type="string">
            <text:p><text:s/>Carlos</text:p>
          </table:table-cell>
          <table:table-cell table:style-name="ce8" office:value-type="string" calcext:value-type="string">
            <text:p>CM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alacios Safont, Martina</text:p>
          </table:table-cell>
          <table:table-cell table:style-name="ce2"/>
          <table:table-cell table:style-name="ce6" office:value-type="string" calcext:value-type="string">
            <text:p><text:a xlink:href="mailto:csafont@servexternos.gruposantander.com" xlink:type="simple">csafont@servexternos.gruposantander.com</text:a></text:p>
          </table:table-cell>
          <table:table-cell table:style-name="ce2" office:value-type="string" calcext:value-type="string">
            <text:p>Conchi</text:p>
          </table:table-cell>
          <table:table-cell table:formula="of:=FIND(&quot;,&quot;;[.A18];1)" office:value-type="float" office:value="16" calcext:value-type="float">
            <text:p/>
          </table:table-cell>
          <table:table-cell table:formula="of:=LEN([.A18])" office:value-type="float" office:value="24" calcext:value-type="float">
            <text:p/>
          </table:table-cell>
          <table:table-cell table:formula="of:=RIGHT([.A18];[.F18]-[.E18])" office:value-type="string" office:string-value=" Martina" calcext:value-type="string">
            <text:p><text:s/>Martina</text:p>
          </table:table-cell>
          <table:table-cell table:style-name="ce8" office:value-type="string" calcext:value-type="string">
            <text:p><text:s/>Martina</text:p>
          </table:table-cell>
          <table:table-cell table:style-name="ce8" office:value-type="string" calcext:value-type="string">
            <text:p>MP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avón Pedrero, Rocío</text:p>
          </table:table-cell>
          <table:table-cell table:style-name="ce5" office:value-type="date" office:date-value="2013-05-26" calcext:value-type="date">
            <text:p>41420</text:p>
          </table:table-cell>
          <table:table-cell table:style-name="ce2" office:value-type="string" calcext:value-type="string">
            <text:p>lolapedrero@hotmail.com</text:p>
          </table:table-cell>
          <table:table-cell table:style-name="ce2"/>
          <table:table-cell table:formula="of:=FIND(&quot;,&quot;;[.A19];1)" office:value-type="float" office:value="14" calcext:value-type="float">
            <text:p/>
          </table:table-cell>
          <table:table-cell table:formula="of:=LEN([.A19])" office:value-type="float" office:value="20" calcext:value-type="float">
            <text:p/>
          </table:table-cell>
          <table:table-cell table:formula="of:=RIGHT([.A19];[.F19]-[.E19])" office:value-type="string" office:string-value=" Rocío" calcext:value-type="string">
            <text:p><text:s/>Rocío</text:p>
          </table:table-cell>
          <table:table-cell table:style-name="ce8" office:value-type="string" calcext:value-type="string">
            <text:p><text:s/>Rocio</text:p>
          </table:table-cell>
          <table:table-cell table:style-name="ce8" office:value-type="string" calcext:value-type="string">
            <text:p>RPP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no Martínez, Ignacio</text:p>
          </table:table-cell>
          <table:table-cell table:style-name="ce5" office:value-type="date" office:date-value="2013-11-04" calcext:value-type="date">
            <text:p>41582</text:p>
          </table:table-cell>
          <table:table-cell table:style-name="ce2" office:value-type="string" calcext:value-type="string">
            <text:p>teresamarija@hotmail.com</text:p>
          </table:table-cell>
          <table:table-cell table:style-name="ce2"/>
          <table:table-cell table:formula="of:=FIND(&quot;,&quot;;[.A20];1)" office:value-type="float" office:value="14" calcext:value-type="float">
            <text:p/>
          </table:table-cell>
          <table:table-cell table:formula="of:=LEN([.A20])" office:value-type="float" office:value="22" calcext:value-type="float">
            <text:p/>
          </table:table-cell>
          <table:table-cell table:formula="of:=RIGHT([.A20];[.F20]-[.E20])" office:value-type="string" office:string-value=" Ignacio" calcext:value-type="string">
            <text:p><text:s/>Ignacio</text:p>
          </table:table-cell>
          <table:table-cell table:style-name="ce8" office:value-type="string" calcext:value-type="string">
            <text:p><text:s/>Ignacio</text:p>
          </table:table-cell>
          <table:table-cell table:style-name="ce8" office:value-type="string" calcext:value-type="string">
            <text:p>IP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odríguez Ares, Adriana</text:p>
          </table:table-cell>
          <table:table-cell table:style-name="ce5" office:value-type="date" office:date-value="2013-07-23" calcext:value-type="date">
            <text:p>41478</text:p>
          </table:table-cell>
          <table:table-cell table:style-name="ce2" office:value-type="string" calcext:value-type="string">
            <text:p>Lares-c@hotmail.com</text:p>
          </table:table-cell>
          <table:table-cell table:style-name="ce2"/>
          <table:table-cell table:formula="of:=FIND(&quot;,&quot;;[.A21];1)" office:value-type="float" office:value="15" calcext:value-type="float">
            <text:p/>
          </table:table-cell>
          <table:table-cell table:formula="of:=LEN([.A21])" office:value-type="float" office:value="23" calcext:value-type="float">
            <text:p/>
          </table:table-cell>
          <table:table-cell table:formula="of:=RIGHT([.A21];[.F21]-[.E21])" office:value-type="string" office:string-value=" Adriana" calcext:value-type="string">
            <text:p><text:s/>Adriana</text:p>
          </table:table-cell>
          <table:table-cell table:style-name="ce8" office:value-type="string" calcext:value-type="string">
            <text:p><text:s/>Adriana</text:p>
          </table:table-cell>
          <table:table-cell table:style-name="ce8" office:value-type="string" calcext:value-type="string">
            <text:p>AR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odríguez Martínez, María</text:p>
          </table:table-cell>
          <table:table-cell table:style-name="ce2"/>
          <table:table-cell table:style-name="ce2" office:value-type="string" calcext:value-type="string">
            <text:p>nuria_mar_polo@hotmail.com</text:p>
          </table:table-cell>
          <table:table-cell table:style-name="ce2"/>
          <table:table-cell table:formula="of:=FIND(&quot;,&quot;;[.A22];1)" office:value-type="float" office:value="19" calcext:value-type="float">
            <text:p/>
          </table:table-cell>
          <table:table-cell table:formula="of:=LEN([.A22])" office:value-type="float" office:value="25" calcext:value-type="float">
            <text:p/>
          </table:table-cell>
          <table:table-cell table:formula="of:=RIGHT([.A22];[.F22]-[.E22])" office:value-type="string" office:string-value=" María" calcext:value-type="string">
            <text:p><text:s/>María</text:p>
          </table:table-cell>
          <table:table-cell table:style-name="ce8" office:value-type="string" calcext:value-type="string">
            <text:p><text:s/>Maria</text:p>
          </table:table-cell>
          <table:table-cell table:style-name="ce8" office:value-type="string" calcext:value-type="string">
            <text:p>MR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uano Uría, Paula</text:p>
          </table:table-cell>
          <table:table-cell table:style-name="ce5" office:value-type="date" office:date-value="2013-11-21" calcext:value-type="date">
            <text:p>41599</text:p>
          </table:table-cell>
          <table:table-cell table:style-name="ce2" office:value-type="string" calcext:value-type="string">
            <text:p>Isabeluria11@gmail.com</text:p>
          </table:table-cell>
          <table:table-cell table:style-name="ce2"/>
          <table:table-cell table:formula="of:=FIND(&quot;,&quot;;[.A23];1)" office:value-type="float" office:value="11" calcext:value-type="float">
            <text:p/>
          </table:table-cell>
          <table:table-cell table:formula="of:=LEN([.A23])" office:value-type="float" office:value="17" calcext:value-type="float">
            <text:p/>
          </table:table-cell>
          <table:table-cell table:formula="of:=RIGHT([.A23];[.F23]-[.E23])" office:value-type="string" office:string-value=" Paula" calcext:value-type="string">
            <text:p><text:s/>Paula</text:p>
          </table:table-cell>
          <table:table-cell table:style-name="ce8" office:value-type="string" calcext:value-type="string">
            <text:p><text:s/>Paula</text:p>
          </table:table-cell>
          <table:table-cell table:style-name="ce8" office:value-type="string" calcext:value-type="string">
            <text:p>PRU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ubio Wojski, Olivia</text:p>
          </table:table-cell>
          <table:table-cell table:style-name="ce5" office:value-type="date" office:date-value="2013-07-14" calcext:value-type="date">
            <text:p>41469</text:p>
          </table:table-cell>
          <table:table-cell table:style-name="ce2" office:value-type="string" calcext:value-type="string">
            <text:p>rociowojski@erretres.com</text:p>
          </table:table-cell>
          <table:table-cell table:style-name="ce2" office:value-type="string" calcext:value-type="string">
            <text:p>Rocío</text:p>
          </table:table-cell>
          <table:table-cell table:formula="of:=FIND(&quot;,&quot;;[.A24];1)" office:value-type="float" office:value="13" calcext:value-type="float">
            <text:p/>
          </table:table-cell>
          <table:table-cell table:formula="of:=LEN([.A24])" office:value-type="float" office:value="20" calcext:value-type="float">
            <text:p/>
          </table:table-cell>
          <table:table-cell table:formula="of:=RIGHT([.A24];[.F24]-[.E24])" office:value-type="string" office:string-value=" Olivia" calcext:value-type="string">
            <text:p><text:s/>Olivia</text:p>
          </table:table-cell>
          <table:table-cell table:style-name="ce8" office:value-type="string" calcext:value-type="string">
            <text:p><text:s/>Olivia</text:p>
          </table:table-cell>
          <table:table-cell table:style-name="ce8" office:value-type="string" calcext:value-type="string">
            <text:p>ORW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alamero García, Héctor Javier</text:p>
          </table:table-cell>
          <table:table-cell table:style-name="ce2"/>
          <table:table-cell table:style-name="ce2" office:value-type="string" calcext:value-type="string">
            <text:p>jsalamero@mediawork.es</text:p>
          </table:table-cell>
          <table:table-cell table:style-name="ce2"/>
          <table:table-cell table:formula="of:=FIND(&quot;,&quot;;[.A25];1)" office:value-type="float" office:value="16" calcext:value-type="float">
            <text:p/>
          </table:table-cell>
          <table:table-cell table:formula="of:=LEN([.A25])" office:value-type="float" office:value="30" calcext:value-type="float">
            <text:p/>
          </table:table-cell>
          <table:table-cell table:formula="of:=RIGHT([.A25];[.F25]-[.E25])" office:value-type="string" office:string-value=" Héctor Javier" calcext:value-type="string">
            <text:p><text:s/>Héctor Javier</text:p>
          </table:table-cell>
          <table:table-cell table:style-name="ce8" office:value-type="string" calcext:value-type="string">
            <text:p>Hector</text:p>
          </table:table-cell>
          <table:table-cell table:style-name="ce8" office:value-type="string" calcext:value-type="string">
            <text:p>HSG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oria Alcaraz, Raquel</text:p>
          </table:table-cell>
          <table:table-cell table:style-name="ce2" table:number-columns-repeated="3"/>
          <table:table-cell table:formula="of:=FIND(&quot;,&quot;;[.A26];1)" office:value-type="float" office:value="14" calcext:value-type="float">
            <text:p/>
          </table:table-cell>
          <table:table-cell table:formula="of:=LEN([.A26])" office:value-type="float" office:value="21" calcext:value-type="float">
            <text:p/>
          </table:table-cell>
          <table:table-cell table:formula="of:=RIGHT([.A26];[.F26]-[.E26])" office:value-type="string" office:string-value=" Raquel" calcext:value-type="string">
            <text:p><text:s/>Raquel</text:p>
          </table:table-cell>
          <table:table-cell table:style-name="ce8" office:value-type="string" calcext:value-type="string">
            <text:p><text:s/>Raquel</text:p>
          </table:table-cell>
          <table:table-cell table:style-name="ce8" office:value-type="string" calcext:value-type="string">
            <text:p>RS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Vieco Merinero, Sara</text:p>
          </table:table-cell>
          <table:table-cell table:style-name="ce5" office:value-type="date" office:date-value="2013-04-24" calcext:value-type="date">
            <text:p>41388</text:p>
          </table:table-cell>
          <table:table-cell table:style-name="ce2" office:value-type="string" calcext:value-type="string">
            <text:p>majeme@yahoo.es</text:p>
          </table:table-cell>
          <table:table-cell table:style-name="ce2" office:value-type="string" calcext:value-type="string">
            <text:p>Susi</text:p>
          </table:table-cell>
          <table:table-cell table:formula="of:=FIND(&quot;,&quot;;[.A27];1)" office:value-type="float" office:value="15" calcext:value-type="float">
            <text:p/>
          </table:table-cell>
          <table:table-cell table:formula="of:=LEN([.A27])" office:value-type="float" office:value="20" calcext:value-type="float">
            <text:p/>
          </table:table-cell>
          <table:table-cell table:formula="of:=RIGHT([.A27];[.F27]-[.E27])" office:value-type="string" office:string-value=" Sara" calcext:value-type="string">
            <text:p><text:s/>Sara</text:p>
          </table:table-cell>
          <table:table-cell table:style-name="ce8" office:value-type="string" calcext:value-type="string">
            <text:p><text:s/>Sara</text:p>
          </table:table-cell>
          <table:table-cell table:style-name="ce8" office:value-type="string" calcext:value-type="string">
            <text:p>SV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ong Chen, Oscar</text:p>
          </table:table-cell>
          <table:table-cell table:style-name="ce2" table:number-columns-repeated="3"/>
          <table:table-cell table:formula="of:=FIND(&quot;,&quot;;[.A28];1)" office:value-type="float" office:value="10" calcext:value-type="float">
            <text:p/>
          </table:table-cell>
          <table:table-cell table:formula="of:=LEN([.A28])" office:value-type="float" office:value="16" calcext:value-type="float">
            <text:p/>
          </table:table-cell>
          <table:table-cell table:formula="of:=RIGHT([.A28];[.F28]-[.E28])" office:value-type="string" office:string-value=" Oscar" calcext:value-type="string">
            <text:p><text:s/>Oscar</text:p>
          </table:table-cell>
          <table:table-cell table:style-name="ce8" office:value-type="string" calcext:value-type="string">
            <text:p><text:s/>Oscar</text:p>
          </table:table-cell>
          <table:table-cell table:style-name="ce8" office:value-type="string" calcext:value-type="string">
            <text:p>OWC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arrascón González, Mª Jesús</text:p>
          </table:table-cell>
          <table:table-cell table:number-columns-repeated="6"/>
          <table:table-cell table:style-name="ce9" office:value-type="string" calcext:value-type="string">
            <text:p>Belen</text:p>
          </table:table-cell>
          <table:table-cell table:style-name="ce9" office:value-type="string" calcext:value-type="string">
            <text:p>MJCG</text:p>
          </table:table-cell>
          <table:table-cell table:number-columns-repeated="1015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li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1018" table:default-cell-style-name="Default"/>
        <table:table-row table:style-name="ro1">
          <table:table-cell/>
          <table:table-cell table:style-name="ce7" office:value-type="string" calcext:value-type="string">
            <text:p>Nombre</text:p>
          </table:table-cell>
          <table:table-cell/>
          <table:table-cell office:value-type="string" calcext:value-type="string">
            <text:p>", 1.5, 0.81, 80);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9" office:value-type="string" calcext:value-type="string">
            <text:p>Belen</text:p>
          </table:table-cell>
          <table:table-cell table:style-name="ce8" table:formula="of:=CONCATENATE([.A2];[.B2];[.$D$1])" office:value-type="string" office:string-value="translate([0, 60,0]) penword(&quot;Belen&quot;, 1.5, 0.81, 80);" calcext:value-type="string">
            <text:p>translate([0, 60,0]) penword("Belen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Marina</text:p>
          </table:table-cell>
          <table:table-cell table:style-name="ce8" table:formula="of:=CONCATENATE([.A3];[.B3];[.$D$1])" office:value-type="string" office:string-value="translate([0, 40,0]) penword(&quot; Marina&quot;, 1.5, 0.81, 80);" calcext:value-type="string">
            <text:p>translate([0, 40,0]) penword(" Mari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Natalia</text:p>
          </table:table-cell>
          <table:table-cell table:style-name="ce8" table:formula="of:=CONCATENATE([.A4];[.B4];[.$D$1])" office:value-type="string" office:string-value="translate([0, 20,0]) penword(&quot; Natalia&quot;, 1.5, 0.81, 80);" calcext:value-type="string">
            <text:p>translate([0, 20,0]) penword(" Natali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Lucas</text:p>
          </table:table-cell>
          <table:table-cell table:style-name="ce8" table:formula="of:=CONCATENATE([.A5];[.B5];[.$D$1])" office:value-type="string" office:string-value="translate([0, 0,0]) penword(&quot; Lucas&quot;, 1.5, 0.81, 80);" calcext:value-type="string">
            <text:p>translate([0, 0,0]) penword(" Luca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Pablo</text:p>
          </table:table-cell>
          <table:table-cell table:style-name="ce8" table:formula="of:=CONCATENATE([.A6];[.B6];[.$D$1])" office:value-type="string" office:string-value="translate([0, -20,0]) penword(&quot; Pablo&quot;, 1.5, 0.81, 80);" calcext:value-type="string">
            <text:p>translate([0, -20,0]) penword(" Pabl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Ines</text:p>
          </table:table-cell>
          <table:table-cell table:style-name="ce8" table:formula="of:=CONCATENATE([.A7];[.B7];[.$D$1])" office:value-type="string" office:string-value="translate([0, -40,0]) penword(&quot; Ines&quot;, 1.5, 0.81, 80);" calcext:value-type="string">
            <text:p>translate([0, -40,0]) penword(" Ine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8" office:value-type="string" calcext:value-type="string">
            <text:p><text:s/>Diana</text:p>
          </table:table-cell>
          <table:table-cell table:style-name="ce8" table:formula="of:=CONCATENATE([.A8];[.B8];[.$D$1])" office:value-type="string" office:string-value="translate([0, -60,0]) penword(&quot; Diana&quot;, 1.5, 0.81, 80);" calcext:value-type="string">
            <text:p>translate([0, -60,0]) penword(" Dia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8" office:value-type="string" calcext:value-type="string">
            <text:p><text:s/>Vera</text:p>
          </table:table-cell>
          <table:table-cell table:style-name="ce8" table:formula="of:=CONCATENATE([.A9];[.B9];[.$D$1])" office:value-type="string" office:string-value="translate([0, 60,0]) penword(&quot; Vera&quot;, 1.5, 0.81, 80);" calcext:value-type="string">
            <text:p>translate([0, 60,0]) penword(" Ver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Jazmin</text:p>
          </table:table-cell>
          <table:table-cell table:style-name="ce8" table:formula="of:=CONCATENATE([.A10];[.B10];[.$D$1])" office:value-type="string" office:string-value="translate([0, 40,0]) penword(&quot; Jazmin&quot;, 1.5, 0.81, 80);" calcext:value-type="string">
            <text:p>translate([0, 40,0]) penword(" Jazmin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Javier</text:p>
          </table:table-cell>
          <table:table-cell table:style-name="ce8" table:formula="of:=CONCATENATE([.A11];[.B11];[.$D$1])" office:value-type="string" office:string-value="translate([0, 20,0]) penword(&quot; Javier&quot;, 1.5, 0.81, 80);" calcext:value-type="string">
            <text:p>translate([0, 20,0]) penword(" Javie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Marcos</text:p>
          </table:table-cell>
          <table:table-cell table:style-name="ce8" table:formula="of:=CONCATENATE([.A12];[.B12];[.$D$1])" office:value-type="string" office:string-value="translate([0, 0,0]) penword(&quot; Marcos&quot;, 1.5, 0.81, 80);" calcext:value-type="string">
            <text:p>translate([0, 0,0]) penword(" Marco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Javier</text:p>
          </table:table-cell>
          <table:table-cell table:style-name="ce8" table:formula="of:=CONCATENATE([.A13];[.B13];[.$D$1])" office:value-type="string" office:string-value="translate([0, -20,0]) penword(&quot; Javier&quot;, 1.5, 0.81, 80);" calcext:value-type="string">
            <text:p>translate([0, -20,0]) penword(" Javie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Olga</text:p>
          </table:table-cell>
          <table:table-cell table:style-name="ce8" table:formula="of:=CONCATENATE([.A14];[.B14];[.$D$1])" office:value-type="string" office:string-value="translate([0, -40,0]) penword(&quot; Olga&quot;, 1.5, 0.81, 80);" calcext:value-type="string">
            <text:p>translate([0, -40,0]) penword(" Olg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8" office:value-type="string" calcext:value-type="string">
            <text:p><text:s/>Gonzalo</text:p>
          </table:table-cell>
          <table:table-cell table:style-name="ce8" table:formula="of:=CONCATENATE([.A15];[.B15];[.$D$1])" office:value-type="string" office:string-value="translate([0, -60,0]) penword(&quot; Gonzalo&quot;, 1.5, 0.81, 80);" calcext:value-type="string">
            <text:p>translate([0, -60,0]) penword(" Gonzal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8" office:value-type="string" calcext:value-type="string">
            <text:p><text:s/>Diego</text:p>
          </table:table-cell>
          <table:table-cell table:style-name="ce8" table:formula="of:=CONCATENATE([.A16];[.B16];[.$D$1])" office:value-type="string" office:string-value="translate([0, 60,0]) penword(&quot; Diego&quot;, 1.5, 0.81, 80);" calcext:value-type="string">
            <text:p>translate([0, 60,0]) penword(" Dieg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Carlos</text:p>
          </table:table-cell>
          <table:table-cell table:style-name="ce8" table:formula="of:=CONCATENATE([.A17];[.B17];[.$D$1])" office:value-type="string" office:string-value="translate([0, 40,0]) penword(&quot; Carlos&quot;, 1.5, 0.81, 80);" calcext:value-type="string">
            <text:p>translate([0, 40,0]) penword(" Carlo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Martina</text:p>
          </table:table-cell>
          <table:table-cell table:style-name="ce8" table:formula="of:=CONCATENATE([.A18];[.B18];[.$D$1])" office:value-type="string" office:string-value="translate([0, 20,0]) penword(&quot; Martina&quot;, 1.5, 0.81, 80);" calcext:value-type="string">
            <text:p>translate([0, 20,0]) penword(" Marti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Rocio</text:p>
          </table:table-cell>
          <table:table-cell table:style-name="ce8" table:formula="of:=CONCATENATE([.A19];[.B19];[.$D$1])" office:value-type="string" office:string-value="translate([0, 0,0]) penword(&quot; Rocio&quot;, 1.5, 0.81, 80);" calcext:value-type="string">
            <text:p>translate([0, 0,0]) penword(" Roci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Nacho</text:p>
          </table:table-cell>
          <table:table-cell table:style-name="ce8" table:formula="of:=CONCATENATE([.A20];[.B20];[.$D$1])" office:value-type="string" office:string-value="translate([0, -20,0]) penword(&quot; Nacho&quot;, 1.5, 0.81, 80);" calcext:value-type="string">
            <text:p>translate([0, -20,0]) penword(" Nach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Adriana</text:p>
          </table:table-cell>
          <table:table-cell table:style-name="ce8" table:formula="of:=CONCATENATE([.A21];[.B21];[.$D$1])" office:value-type="string" office:string-value="translate([0, -40,0]) penword(&quot; Adriana&quot;, 1.5, 0.81, 80);" calcext:value-type="string">
            <text:p>translate([0, -40,0]) penword(" Adria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8" office:value-type="string" calcext:value-type="string">
            <text:p><text:s/>Maria</text:p>
          </table:table-cell>
          <table:table-cell table:style-name="ce8" table:formula="of:=CONCATENATE([.A22];[.B22];[.$D$1])" office:value-type="string" office:string-value="translate([0, -60,0]) penword(&quot; Maria&quot;, 1.5, 0.81, 80);" calcext:value-type="string">
            <text:p>translate([0, -60,0]) penword(" Mari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8" office:value-type="string" calcext:value-type="string">
            <text:p><text:s/>Paula</text:p>
          </table:table-cell>
          <table:table-cell table:style-name="ce8" table:formula="of:=CONCATENATE([.A23];[.B23];[.$D$1])" office:value-type="string" office:string-value="translate([0, 60,0]) penword(&quot; Paula&quot;, 1.5, 0.81, 80);" calcext:value-type="string">
            <text:p>translate([0, 60,0]) penword(" Paul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Olivia</text:p>
          </table:table-cell>
          <table:table-cell table:style-name="ce8" table:formula="of:=CONCATENATE([.A24];[.B24];[.$D$1])" office:value-type="string" office:string-value="translate([0, 40,0]) penword(&quot; Olivia&quot;, 1.5, 0.81, 80);" calcext:value-type="string">
            <text:p>translate([0, 40,0]) penword(" Olivi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Hector</text:p>
          </table:table-cell>
          <table:table-cell table:style-name="ce8" table:formula="of:=CONCATENATE([.A25];[.B25];[.$D$1])" office:value-type="string" office:string-value="translate([0, 20,0]) penword(&quot; Hector&quot;, 1.5, 0.81, 80);" calcext:value-type="string">
            <text:p>translate([0, 20,0]) penword(" Hecto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Raquel</text:p>
          </table:table-cell>
          <table:table-cell table:style-name="ce8" table:formula="of:=CONCATENATE([.A26];[.B26];[.$D$1])" office:value-type="string" office:string-value="translate([0, 0,0]) penword(&quot; Raquel&quot;, 1.5, 0.81, 80);" calcext:value-type="string">
            <text:p>translate([0, 0,0]) penword(" Raquel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Sara</text:p>
          </table:table-cell>
          <table:table-cell table:style-name="ce8" table:formula="of:=CONCATENATE([.A27];[.B27];[.$D$1])" office:value-type="string" office:string-value="translate([0, -20,0]) penword(&quot; Sara&quot;, 1.5, 0.81, 80);" calcext:value-type="string">
            <text:p>translate([0, -20,0]) penword(" Sar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Oscar</text:p>
          </table:table-cell>
          <table:table-cell table:style-name="ce8" table:formula="of:=CONCATENATE([.A28];[.B28];[.$D$1])" office:value-type="string" office:string-value="translate([0, -40,0]) penword(&quot; Oscar&quot;, 1.5, 0.81, 80);" calcext:value-type="string">
            <text:p>translate([0, -40,0]) penword(" Osca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9" office:value-type="string" calcext:value-type="string">
            <text:p><text:s/>Jose</text:p>
          </table:table-cell>
          <table:table-cell table:style-name="ce8" table:formula="of:=CONCATENATE([.A29];[.B29];[.$D$1])" office:value-type="string" office:string-value="translate([0, -60,0]) penword(&quot; Jose&quot;, 1.5, 0.81, 80);" calcext:value-type="string">
            <text:p>translate([0, -60,0]) penword(" Jose", 1.5, 0.81, 80);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4">
          <table:table-cell table:style-name="ce7" office:value-type="string" calcext:value-type="string">
            <text:p>Iniciales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10" office:value-type="string" calcext:value-type="string">
            <text:p>translate([15,15,0])moneda("GMS");</text:p>
          </table:table-cell>
        </table:table-row>
        <table:table-row table:style-name="ro5">
          <table:table-cell table:style-name="ce8" office:value-type="string" calcext:value-type="string">
            <text:p>MAS</text:p>
          </table:table-cell>
          <table:table-cell table:number-columns-repeated="2" table:style-name="ce8" office:value-type="float" office:value="-45" calcext:value-type="float">
            <text:p>-45</text:p>
          </table:table-cell>
          <table:table-cell table:style-name="ce10" table:formula="of:=CONCATENATE(&quot;translate([&quot;;[.B2];&quot;,&quot;;[.C2];&quot;,0])moneda(&quot;&quot;&quot;;[.A2];&quot;&quot;&quot;);&quot;)" office:value-type="string" office:string-value="translate([-45,-45,0])moneda(&quot;MAS&quot;);" calcext:value-type="string">
            <text:p>translate([-45,-45,0])moneda("MAS");</text:p>
          </table:table-cell>
        </table:table-row>
        <table:table-row table:style-name="ro5">
          <table:table-cell table:style-name="ce8" office:value-type="string" calcext:value-type="string">
            <text:p>NBT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3];&quot;,&quot;;[.C3];&quot;,0])moneda(&quot;&quot;&quot;;[.A3];&quot;&quot;&quot;);&quot;)" office:value-type="string" office:string-value="translate([-45,-15,0])moneda(&quot;NBT&quot;);" calcext:value-type="string">
            <text:p>translate([-45,-15,0])moneda("NBT");</text:p>
          </table:table-cell>
        </table:table-row>
        <table:table-row table:style-name="ro5">
          <table:table-cell table:style-name="ce8" office:value-type="string" calcext:value-type="string">
            <text:p>LJM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4];&quot;,&quot;;[.C4];&quot;,0])moneda(&quot;&quot;&quot;;[.A4];&quot;&quot;&quot;);&quot;)" office:value-type="string" office:string-value="translate([-45,15,0])moneda(&quot;LJM&quot;);" calcext:value-type="string">
            <text:p>translate([-45,15,0])moneda("LJM");</text:p>
          </table:table-cell>
        </table:table-row>
        <table:table-row table:style-name="ro5">
          <table:table-cell table:style-name="ce8" office:value-type="string" calcext:value-type="string">
            <text:p>PLC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5];&quot;,&quot;;[.C5];&quot;,0])moneda(&quot;&quot;&quot;;[.A5];&quot;&quot;&quot;);&quot;)" office:value-type="string" office:string-value="translate([-45,45,0])moneda(&quot;PLC&quot;);" calcext:value-type="string">
            <text:p>translate([-45,45,0])moneda("PLC");</text:p>
          </table:table-cell>
        </table:table-row>
        <table:table-row table:style-name="ro5">
          <table:table-cell table:style-name="ce8" office:value-type="string" calcext:value-type="string">
            <text:p>IDV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6];&quot;,&quot;;[.C6];&quot;,0])moneda(&quot;&quot;&quot;;[.A6];&quot;&quot;&quot;);&quot;)" office:value-type="string" office:string-value="translate([-15,-45,0])moneda(&quot;IDV&quot;);" calcext:value-type="string">
            <text:p>translate([-15,-45,0])moneda("IDV");</text:p>
          </table:table-cell>
        </table:table-row>
        <table:table-row table:style-name="ro5">
          <table:table-cell table:style-name="ce8" office:value-type="string" calcext:value-type="string">
            <text:p>DDS</text:p>
          </table:table-cell>
          <table:table-cell table:number-columns-repeated="2" table:style-name="ce8" office:value-type="float" office:value="-15" calcext:value-type="float">
            <text:p>-15</text:p>
          </table:table-cell>
          <table:table-cell table:style-name="ce10" table:formula="of:=CONCATENATE(&quot;translate([&quot;;[.B7];&quot;,&quot;;[.C7];&quot;,0])moneda(&quot;&quot;&quot;;[.A7];&quot;&quot;&quot;);&quot;)" office:value-type="string" office:string-value="translate([-15,-15,0])moneda(&quot;DDS&quot;);" calcext:value-type="string">
            <text:p>translate([-15,-15,0])moneda("DDS");</text:p>
          </table:table-cell>
        </table:table-row>
        <table:table-row table:style-name="ro5">
          <table:table-cell table:style-name="ce8" office:value-type="string" calcext:value-type="string">
            <text:p>VDJ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8];&quot;,&quot;;[.C8];&quot;,0])moneda(&quot;&quot;&quot;;[.A8];&quot;&quot;&quot;);&quot;)" office:value-type="string" office:string-value="translate([-15,15,0])moneda(&quot;VDJ&quot;);" calcext:value-type="string">
            <text:p>translate([-15,15,0])moneda("VDJ");</text:p>
          </table:table-cell>
        </table:table-row>
        <table:table-row table:style-name="ro5">
          <table:table-cell table:style-name="ce8" office:value-type="string" calcext:value-type="string">
            <text:p>JEM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9];&quot;,&quot;;[.C9];&quot;,0])moneda(&quot;&quot;&quot;;[.A9];&quot;&quot;&quot;);&quot;)" office:value-type="string" office:string-value="translate([-15,45,0])moneda(&quot;JEM&quot;);" calcext:value-type="string">
            <text:p>translate([-15,45,0])moneda("JEM");</text:p>
          </table:table-cell>
        </table:table-row>
        <table:table-row table:style-name="ro5">
          <table:table-cell table:style-name="ce8" office:value-type="string" calcext:value-type="string">
            <text:p>JF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10];&quot;,&quot;;[.C10];&quot;,0])moneda(&quot;&quot;&quot;;[.A10];&quot;&quot;&quot;);&quot;)" office:value-type="string" office:string-value="translate([15,-45,0])moneda(&quot;JFR&quot;);" calcext:value-type="string">
            <text:p>translate([15,-45,0])moneda("JFR");</text:p>
          </table:table-cell>
        </table:table-row>
        <table:table-row table:style-name="ro5">
          <table:table-cell table:style-name="ce8" office:value-type="string" calcext:value-type="string">
            <text:p>PGB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11];&quot;,&quot;;[.C11];&quot;,0])moneda(&quot;&quot;&quot;;[.A11];&quot;&quot;&quot;);&quot;)" office:value-type="string" office:string-value="translate([15,-15,0])moneda(&quot;PGB&quot;);" calcext:value-type="string">
            <text:p>translate([15,-15,0])moneda("PGB");</text:p>
          </table:table-cell>
        </table:table-row>
        <table:table-row table:style-name="ro5">
          <table:table-cell table:style-name="ce8" office:value-type="string" calcext:value-type="string">
            <text:p>MG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10" table:formula="of:=CONCATENATE(&quot;translate([&quot;;[.B12];&quot;,&quot;;[.C12];&quot;,0])moneda(&quot;&quot;&quot;;[.A12];&quot;&quot;&quot;);&quot;)" office:value-type="string" office:string-value="translate([15,15,0])moneda(&quot;MGG&quot;);" calcext:value-type="string">
            <text:p>translate([15,15,0])moneda("MGG");</text:p>
          </table:table-cell>
        </table:table-row>
        <table:table-row table:style-name="ro5">
          <table:table-cell table:style-name="ce8" office:value-type="string" calcext:value-type="string">
            <text:p>JGN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13];&quot;,&quot;;[.C13];&quot;,0])moneda(&quot;&quot;&quot;;[.A13];&quot;&quot;&quot;);&quot;)" office:value-type="string" office:string-value="translate([15,45,0])moneda(&quot;JGN&quot;);" calcext:value-type="string">
            <text:p>translate([15,45,0])moneda("JGN");</text:p>
          </table:table-cell>
        </table:table-row>
        <table:table-row table:style-name="ro5">
          <table:table-cell table:style-name="ce8" office:value-type="string" calcext:value-type="string">
            <text:p>OGI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14];&quot;,&quot;;[.C14];&quot;,0])moneda(&quot;&quot;&quot;;[.A14];&quot;&quot;&quot;);&quot;)" office:value-type="string" office:string-value="translate([45,-45,0])moneda(&quot;OGI&quot;);" calcext:value-type="string">
            <text:p>translate([45,-45,0])moneda("OGI");</text:p>
          </table:table-cell>
        </table:table-row>
        <table:table-row table:style-name="ro5">
          <table:table-cell table:style-name="ce8" office:value-type="string" calcext:value-type="string">
            <text:p>GM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15];&quot;,&quot;;[.C15];&quot;,0])moneda(&quot;&quot;&quot;;[.A15];&quot;&quot;&quot;);&quot;)" office:value-type="string" office:string-value="translate([45,-15,0])moneda(&quot;GMS&quot;);" calcext:value-type="string">
            <text:p>translate([45,-15,0])moneda("GMS");</text:p>
          </table:table-cell>
        </table:table-row>
        <table:table-row table:style-name="ro5">
          <table:table-cell table:style-name="ce8" office:value-type="string" calcext:value-type="string">
            <text:p>DMM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16];&quot;,&quot;;[.C16];&quot;,0])moneda(&quot;&quot;&quot;;[.A16];&quot;&quot;&quot;);&quot;)" office:value-type="string" office:string-value="translate([45,15,0])moneda(&quot;DMM&quot;);" calcext:value-type="string">
            <text:p>translate([45,15,0])moneda("DMM");</text:p>
          </table:table-cell>
        </table:table-row>
        <table:table-row table:style-name="ro5">
          <table:table-cell table:style-name="ce8" office:value-type="string" calcext:value-type="string">
            <text:p>CMM</text:p>
          </table:table-cell>
          <table:table-cell table:number-columns-repeated="2" table:style-name="ce8" office:value-type="float" office:value="45" calcext:value-type="float">
            <text:p>45</text:p>
          </table:table-cell>
          <table:table-cell table:style-name="ce10" table:formula="of:=CONCATENATE(&quot;translate([&quot;;[.B17];&quot;,&quot;;[.C17];&quot;,0])moneda(&quot;&quot;&quot;;[.A17];&quot;&quot;&quot;);&quot;)" office:value-type="string" office:string-value="translate([45,45,0])moneda(&quot;CMM&quot;);" calcext:value-type="string">
            <text:p>translate([45,45,0])moneda("CMM");</text:p>
          </table:table-cell>
        </table:table-row>
        <table:table-row table:style-name="ro5">
          <table:table-cell table:style-name="ce8" office:value-type="string" calcext:value-type="string">
            <text:p>MPS</text:p>
          </table:table-cell>
          <table:table-cell table:number-columns-repeated="2" table:style-name="ce8" office:value-type="float" office:value="-45" calcext:value-type="float">
            <text:p>-45</text:p>
          </table:table-cell>
          <table:table-cell table:style-name="ce10" table:formula="of:=CONCATENATE(&quot;translate([&quot;;[.B18];&quot;,&quot;;[.C18];&quot;,0])moneda(&quot;&quot;&quot;;[.A18];&quot;&quot;&quot;);&quot;)" office:value-type="string" office:string-value="translate([-45,-45,0])moneda(&quot;MPS&quot;);" calcext:value-type="string">
            <text:p>translate([-45,-45,0])moneda("MPS");</text:p>
          </table:table-cell>
        </table:table-row>
        <table:table-row table:style-name="ro5">
          <table:table-cell table:style-name="ce8" office:value-type="string" calcext:value-type="string">
            <text:p>RPP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19];&quot;,&quot;;[.C19];&quot;,0])moneda(&quot;&quot;&quot;;[.A19];&quot;&quot;&quot;);&quot;)" office:value-type="string" office:string-value="translate([-45,-15,0])moneda(&quot;RPP&quot;);" calcext:value-type="string">
            <text:p>translate([-45,-15,0])moneda("RPP");</text:p>
          </table:table-cell>
        </table:table-row>
        <table:table-row table:style-name="ro5">
          <table:table-cell table:style-name="ce8" office:value-type="string" calcext:value-type="string">
            <text:p>IPM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20];&quot;,&quot;;[.C20];&quot;,0])moneda(&quot;&quot;&quot;;[.A20];&quot;&quot;&quot;);&quot;)" office:value-type="string" office:string-value="translate([-45,15,0])moneda(&quot;IPM&quot;);" calcext:value-type="string">
            <text:p>translate([-45,15,0])moneda("IPM");</text:p>
          </table:table-cell>
        </table:table-row>
        <table:table-row table:style-name="ro5">
          <table:table-cell table:style-name="ce8" office:value-type="string" calcext:value-type="string">
            <text:p>ARA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21];&quot;,&quot;;[.C21];&quot;,0])moneda(&quot;&quot;&quot;;[.A21];&quot;&quot;&quot;);&quot;)" office:value-type="string" office:string-value="translate([-45,45,0])moneda(&quot;ARA&quot;);" calcext:value-type="string">
            <text:p>translate([-45,45,0])moneda("ARA");</text:p>
          </table:table-cell>
        </table:table-row>
        <table:table-row table:style-name="ro6">
          <table:table-cell table:style-name="ce8" office:value-type="string" calcext:value-type="string">
            <text:p>MRM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22];&quot;,&quot;;[.C22];&quot;,0])moneda(&quot;&quot;&quot;;[.A22];&quot;&quot;&quot;);&quot;)" office:value-type="string" office:string-value="translate([-15,-45,0])moneda(&quot;MRM&quot;);" calcext:value-type="string">
            <text:p>translate([-15,-45,0])moneda("MRM");</text:p>
          </table:table-cell>
        </table:table-row>
        <table:table-row table:style-name="ro5">
          <table:table-cell table:style-name="ce8" office:value-type="string" calcext:value-type="string">
            <text:p>PRU</text:p>
          </table:table-cell>
          <table:table-cell table:number-columns-repeated="2" table:style-name="ce8" office:value-type="float" office:value="-15" calcext:value-type="float">
            <text:p>-15</text:p>
          </table:table-cell>
          <table:table-cell table:style-name="ce10" table:formula="of:=CONCATENATE(&quot;translate([&quot;;[.B23];&quot;,&quot;;[.C23];&quot;,0])moneda(&quot;&quot;&quot;;[.A23];&quot;&quot;&quot;);&quot;)" office:value-type="string" office:string-value="translate([-15,-15,0])moneda(&quot;PRU&quot;);" calcext:value-type="string">
            <text:p>translate([-15,-15,0])moneda("PRU");</text:p>
          </table:table-cell>
        </table:table-row>
        <table:table-row table:style-name="ro5">
          <table:table-cell table:style-name="ce8" office:value-type="string" calcext:value-type="string">
            <text:p>ORW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24];&quot;,&quot;;[.C24];&quot;,0])moneda(&quot;&quot;&quot;;[.A24];&quot;&quot;&quot;);&quot;)" office:value-type="string" office:string-value="translate([-15,15,0])moneda(&quot;ORW&quot;);" calcext:value-type="string">
            <text:p>translate([-15,15,0])moneda("ORW");</text:p>
          </table:table-cell>
        </table:table-row>
        <table:table-row table:style-name="ro5">
          <table:table-cell table:style-name="ce8" office:value-type="string" calcext:value-type="string">
            <text:p>HSG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25];&quot;,&quot;;[.C25];&quot;,0])moneda(&quot;&quot;&quot;;[.A25];&quot;&quot;&quot;);&quot;)" office:value-type="string" office:string-value="translate([-15,45,0])moneda(&quot;HSG&quot;);" calcext:value-type="string">
            <text:p>translate([-15,45,0])moneda("HSG");</text:p>
          </table:table-cell>
        </table:table-row>
        <table:table-row table:style-name="ro5">
          <table:table-cell table:style-name="ce8" office:value-type="string" calcext:value-type="string">
            <text:p>RS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26];&quot;,&quot;;[.C26];&quot;,0])moneda(&quot;&quot;&quot;;[.A26];&quot;&quot;&quot;);&quot;)" office:value-type="string" office:string-value="translate([15,-45,0])moneda(&quot;RSA&quot;);" calcext:value-type="string">
            <text:p>translate([15,-45,0])moneda("RSA");</text:p>
          </table:table-cell>
        </table:table-row>
        <table:table-row table:style-name="ro5">
          <table:table-cell table:style-name="ce8" office:value-type="string" calcext:value-type="string">
            <text:p>SVM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27];&quot;,&quot;;[.C27];&quot;,0])moneda(&quot;&quot;&quot;;[.A27];&quot;&quot;&quot;);&quot;)" office:value-type="string" office:string-value="translate([15,-15,0])moneda(&quot;SVM&quot;);" calcext:value-type="string">
            <text:p>translate([15,-15,0])moneda("SVM");</text:p>
          </table:table-cell>
        </table:table-row>
        <table:table-row table:style-name="ro5">
          <table:table-cell table:style-name="ce8" office:value-type="string" calcext:value-type="string">
            <text:p>OWC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10" table:formula="of:=CONCATENATE(&quot;translate([&quot;;[.B28];&quot;,&quot;;[.C28];&quot;,0])moneda(&quot;&quot;&quot;;[.A28];&quot;&quot;&quot;);&quot;)" office:value-type="string" office:string-value="translate([15,15,0])moneda(&quot;OWC&quot;);" calcext:value-type="string">
            <text:p>translate([15,15,0])moneda("OWC");</text:p>
          </table:table-cell>
        </table:table-row>
        <table:table-row table:style-name="ro5">
          <table:table-cell table:style-name="ce9" office:value-type="string" calcext:value-type="string">
            <text:p>MJC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29];&quot;,&quot;;[.C29];&quot;,0])moneda(&quot;&quot;&quot;;[.A29];&quot;&quot;&quot;);&quot;)" office:value-type="string" office:string-value="translate([15,45,0])moneda(&quot;MJCG&quot;);" calcext:value-type="string">
            <text:p>translate([15,45,0])moneda("MJCG");</text:p>
          </table:table-cell>
        </table:table-row>
        <table:table-row table:style-name="ro7">
          <table:table-cell/>
          <table:table-cell table:style-name="ce8" table:number-columns-repeated="2"/>
          <table:table-cell table:style-name="ce10"/>
        </table:table-row>
        <table:table-row table:style-name="ro7" table:number-rows-repeated="1048545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ase" style:display-name="PageStyle_Cl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i" style:display-name="PageStyle_Bol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aría Martín Pitto</meta:initial-creator>
    <dc:creator>Jose Martin</dc:creator>
    <meta:creation-date>2013-05-28T07:02:04</meta:creation-date>
    <dc:date>2014-04-24T21:47:11.905609626</dc:date>
    <meta:generator>LibreOffice/4.2.3.3$Linux_X86_64 LibreOffice_project/420m0$Build-3</meta:generator>
    <meta:editing-duration>PT23S</meta:editing-duration>
    <meta:editing-cycles>2</meta:editing-cycles>
    <meta:document-statistic meta:table-count="3" meta:cell-count="4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